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2917in" fo:margin-right="0in" fo:text-align="justify" style:justify-single-word="false" fo:text-indent="0in" style:auto-text-indent="false"/>
      <style:text-properties style:font-name="Times New Roman"/>
    </style:style>
    <style:style style:name="P2" style:family="paragraph" style:parent-style-name="Text_20_body">
      <style:paragraph-properties fo:margin-left="0in" fo:margin-right="0in" fo:text-align="justify" style:justify-single-word="false" fo:text-indent="0.2917in" style:auto-text-indent="false"/>
      <style:text-properties fo:font-variant="normal" fo:text-transform="none" style:font-name="Times New Roman" fo:font-size="11pt" fo:font-style="normal"/>
    </style:style>
    <style:style style:name="P3" style:family="paragraph" style:parent-style-name="Text_20_body">
      <style:paragraph-properties fo:margin-left="0in" fo:margin-right="0in" fo:text-align="justify" style:justify-single-word="false" fo:text-indent="0.2917in" style:auto-text-indent="false"/>
      <style:text-properties style:font-name="Times New Roman"/>
    </style:style>
    <style:style style:name="P4" style:family="paragraph" style:parent-style-name="Text_20_body">
      <style:paragraph-properties fo:margin-left="1.1665in" fo:margin-right="0in" fo:text-align="justify" style:justify-single-word="false" fo:text-indent="0.2917in" style:auto-text-indent="false"/>
      <style:text-properties fo:font-variant="normal" fo:text-transform="none" style:font-name="Times New Roman" fo:font-size="11pt" fo:font-style="normal"/>
    </style:style>
    <style:style style:name="P5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officeooo:paragraph-rsid="0028e9ac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officeooo:rsid="001ff075" officeooo:paragraph-rsid="001ff075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officeooo:paragraph-rsid="001c3800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officeooo:rsid="0020516a" officeooo:paragraph-rsid="0020516a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officeooo:rsid="001789b2" officeooo:paragraph-rsid="0020516a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officeooo:rsid="00256265" officeooo:paragraph-rsid="00256265"/>
    </style:style>
    <style:style style:name="P11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style:font-name="Times New Roman" officeooo:rsid="002fa6a1" officeooo:paragraph-rsid="002fa6a1"/>
    </style:style>
    <style:style style:name="P12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style:font-name="Times New Roman" officeooo:rsid="0030eb51" officeooo:paragraph-rsid="0030eb51"/>
    </style:style>
    <style:style style:name="P13" style:family="paragraph" style:parent-style-name="Text_20_body" style:list-style-name="L1">
      <style:paragraph-properties fo:margin-left="0in" fo:margin-right="0in" fo:text-align="center" style:justify-single-word="false" fo:text-indent="0in" style:auto-text-indent="false"/>
      <style:text-properties officeooo:paragraph-rsid="0028e9ac"/>
    </style:style>
    <style:style style:name="P14" style:family="paragraph" style:parent-style-name="Text_20_body">
      <style:paragraph-properties fo:margin-left="0in" fo:margin-right="0in" fo:margin-top="0in" fo:margin-bottom="0.1457in" loext:contextual-spacing="false" fo:text-align="start" style:justify-single-word="false" fo:text-indent="0in" style:auto-text-indent="false" fo:padding="0in" fo:border="none"/>
      <style:text-properties style:font-name="Times New Roman"/>
    </style:style>
    <style:style style:name="P15" style:family="paragraph" style:parent-style-name="Standard">
      <style:text-properties style:font-name="Times New Roman" officeooo:rsid="0014782d" officeooo:paragraph-rsid="0014782d"/>
    </style:style>
    <style:style style:name="P16" style:family="paragraph" style:parent-style-name="Standard">
      <style:text-properties style:font-name="Times New Roman" officeooo:paragraph-rsid="00154c51"/>
    </style:style>
    <style:style style:name="P17" style:family="paragraph" style:parent-style-name="Standard">
      <style:text-properties style:font-name="Times New Roman" officeooo:paragraph-rsid="001dfe42"/>
    </style:style>
    <style:style style:name="P18" style:family="paragraph" style:parent-style-name="Standard">
      <style:text-properties style:font-name="Times New Roman" officeooo:rsid="000cbc8c" officeooo:paragraph-rsid="001dfe42"/>
    </style:style>
    <style:style style:name="P19" style:family="paragraph" style:parent-style-name="Standard">
      <style:text-properties style:font-name="Times New Roman" officeooo:rsid="0016652a" officeooo:paragraph-rsid="001dfe42"/>
    </style:style>
    <style:style style:name="P20" style:family="paragraph" style:parent-style-name="Standard">
      <style:text-properties style:font-name="Times New Roman" officeooo:rsid="001789b2" officeooo:paragraph-rsid="001dfe42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officeooo:rsid="001789b2" officeooo:paragraph-rsid="001dfe42"/>
    </style:style>
    <style:style style:name="P22" style:family="paragraph" style:parent-style-name="Title">
      <style:text-properties style:font-name="Times New Roman"/>
    </style:style>
    <style:style style:name="T1" style:family="text">
      <style:text-properties officeooo:rsid="00154c51"/>
    </style:style>
    <style:style style:name="T2" style:family="text">
      <style:text-properties fo:font-variant="normal" fo:text-transform="none" fo:color="#242729" fo:font-size="9.5pt" fo:letter-spacing="normal" fo:font-style="normal"/>
    </style:style>
    <style:style style:name="T3" style:family="text">
      <style:text-properties fo:font-variant="normal" fo:text-transform="none" fo:font-size="11pt" fo:font-style="normal"/>
    </style:style>
    <style:style style:name="T4" style:family="text">
      <style:text-properties fo:font-variant="normal" fo:text-transform="none" fo:font-size="11pt" fo:font-style="normal" officeooo:rsid="00154c51"/>
    </style:style>
    <style:style style:name="T5" style:family="text">
      <style:text-properties fo:font-variant="normal" fo:text-transform="none" fo:font-size="11pt" fo:font-style="normal" fo:font-weight="bold" officeooo:rsid="001953f0" style:font-weight-asian="bold" style:font-weight-complex="bold"/>
    </style:style>
    <style:style style:name="T6" style:family="text">
      <style:text-properties fo:font-variant="normal" fo:text-transform="none" fo:font-size="11pt" fo:font-style="normal" fo:font-weight="bold" officeooo:rsid="0034683e" style:font-weight-asian="bold" style:font-weight-complex="bold"/>
    </style:style>
    <style:style style:name="T7" style:family="text">
      <style:text-properties fo:font-variant="normal" fo:text-transform="none" fo:font-size="11pt" fo:font-style="normal" officeooo:rsid="001953f0"/>
    </style:style>
    <style:style style:name="T8" style:family="text">
      <style:text-properties fo:font-variant="normal" fo:text-transform="none" fo:font-size="11pt" fo:font-style="normal" officeooo:rsid="001c3800"/>
    </style:style>
    <style:style style:name="T9" style:family="text">
      <style:text-properties fo:font-variant="normal" fo:text-transform="none" fo:font-size="11pt" fo:font-style="normal" officeooo:rsid="00256265"/>
    </style:style>
    <style:style style:name="T10" style:family="text">
      <style:text-properties fo:font-variant="normal" fo:text-transform="none" fo:font-size="11pt" fo:font-style="normal" officeooo:rsid="0028de98"/>
    </style:style>
    <style:style style:name="T11" style:family="text">
      <style:text-properties fo:font-variant="normal" fo:text-transform="none" fo:font-size="11pt" fo:font-style="normal" officeooo:rsid="0029d0f3"/>
    </style:style>
    <style:style style:name="T12" style:family="text">
      <style:text-properties fo:font-variant="normal" fo:text-transform="none" fo:font-size="11pt" fo:font-style="normal" officeooo:rsid="002b29f7"/>
    </style:style>
    <style:style style:name="T13" style:family="text">
      <style:text-properties fo:font-variant="normal" fo:text-transform="none" fo:font-size="11pt" fo:font-style="normal" officeooo:rsid="002b9361"/>
    </style:style>
    <style:style style:name="T14" style:family="text">
      <style:text-properties fo:font-variant="normal" fo:text-transform="none" fo:font-size="11pt" fo:font-style="normal" officeooo:rsid="002ce5f5"/>
    </style:style>
    <style:style style:name="T15" style:family="text">
      <style:text-properties fo:font-variant="normal" fo:text-transform="none" fo:font-size="11pt" fo:font-style="normal" officeooo:rsid="002fa6a1"/>
    </style:style>
    <style:style style:name="T16" style:family="text">
      <style:text-properties fo:font-variant="normal" fo:text-transform="none" fo:font-size="11pt" fo:font-style="normal" officeooo:rsid="003269eb"/>
    </style:style>
    <style:style style:name="T17" style:family="text">
      <style:text-properties fo:font-variant="normal" fo:text-transform="none" fo:font-size="11pt" fo:font-style="normal" officeooo:rsid="0034683e"/>
    </style:style>
    <style:style style:name="T18" style:family="text">
      <style:text-properties fo:font-variant="normal" fo:text-transform="none" style:font-name="Times New Roman" fo:font-size="11pt" fo:font-style="normal" officeooo:rsid="0020516a"/>
    </style:style>
    <style:style style:name="T19" style:family="text">
      <style:text-properties fo:font-variant="normal" fo:text-transform="none" style:font-name="Times New Roman" fo:font-size="11pt" fo:font-style="normal" officeooo:rsid="0028e9ac"/>
    </style:style>
    <style:style style:name="T20" style:family="text">
      <style:text-properties fo:font-variant="normal" fo:text-transform="none" style:font-name="Times New Roman" fo:font-size="11pt" fo:font-style="normal" officeooo:rsid="0022b6bc"/>
    </style:style>
    <style:style style:name="T21" style:family="text">
      <style:text-properties officeooo:rsid="001757cd"/>
    </style:style>
    <style:style style:name="T22" style:family="text">
      <style:text-properties officeooo:rsid="001b760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53f0" style:font-weight-asian="bold" style:font-weight-complex="bold"/>
    </style:style>
    <style:style style:name="T25" style:family="text">
      <style:text-properties fo:font-weight="bold" officeooo:rsid="000cbc8c" style:font-weight-asian="bold" style:font-weight-complex="bold"/>
    </style:style>
    <style:style style:name="T26" style:family="text">
      <style:text-properties fo:font-weight="bold" officeooo:rsid="000e5921" style:font-weight-asian="bold" style:font-weight-complex="bold"/>
    </style:style>
    <style:style style:name="T27" style:family="text">
      <style:text-properties fo:font-weight="bold" officeooo:rsid="000fdf66" style:font-weight-asian="bold" style:font-weight-complex="bold"/>
    </style:style>
    <style:style style:name="T28" style:family="text">
      <style:text-properties fo:font-weight="bold" officeooo:rsid="001479db" style:font-weight-asian="bold" style:font-weight-complex="bold"/>
    </style:style>
    <style:style style:name="T29" style:family="text">
      <style:text-properties fo:font-weight="bold" officeooo:rsid="00110f51" style:font-weight-asian="bold" style:font-weight-complex="bold"/>
    </style:style>
    <style:style style:name="T30" style:family="text">
      <style:text-properties fo:font-weight="bold" officeooo:rsid="001789b2" style:font-weight-asian="bold" style:font-weight-complex="bold"/>
    </style:style>
    <style:style style:name="T31" style:family="text">
      <style:text-properties fo:font-weight="bold" officeooo:rsid="0016652a" style:font-weight-asian="bold" style:font-weight-complex="bold"/>
    </style:style>
    <style:style style:name="T32" style:family="text">
      <style:text-properties officeooo:rsid="001953f0"/>
    </style:style>
    <style:style style:name="T33" style:family="text">
      <style:text-properties officeooo:rsid="000cbc8c"/>
    </style:style>
    <style:style style:name="T34" style:family="text">
      <style:text-properties officeooo:rsid="000e5921"/>
    </style:style>
    <style:style style:name="T35" style:family="text">
      <style:text-properties officeooo:rsid="000fdf66"/>
    </style:style>
    <style:style style:name="T36" style:family="text">
      <style:text-properties officeooo:rsid="001479db"/>
    </style:style>
    <style:style style:name="T37" style:family="text">
      <style:text-properties officeooo:rsid="00110f51"/>
    </style:style>
    <style:style style:name="T38" style:family="text">
      <style:text-properties officeooo:rsid="001789b2"/>
    </style:style>
    <style:style style:name="T39" style:family="text">
      <style:text-properties officeooo:rsid="0016652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mple work flow <text:span text:style-name="T22">for</text:span> APES<text:span text:style-name="T21">8.41</text:span></text:p>
      <text:p text:style-name="P15"/>
      <text:p text:style-name="P16"><text:span text:style-name="T1">1. (Optional)Recompile from the source code</text:span><text:span text:style-name="T3">:</text:span></text:p>
      <text:p text:style-name="P16"><text:span text:style-name="T4"><text:tab/>a. </text:span><text:span text:style-name="T3">With Intel compiler and the CPU that support AVX512:</text:span></text:p>
      <text:p text:style-name="P2">Simply run:</text:p>
      <text:p text:style-name="P4">make</text:p>
      <text:p text:style-name="P1"><text:span text:style-name="T4">b. </text:span><text:span text:style-name="T3">With the Intel Compiler and the CPU only support AVX2:</text:span></text:p>
      <text:p text:style-name="P4">make -f makefileAVX2</text:p>
      <text:p text:style-name="P1"><text:span text:style-name="T4">c. </text:span><text:span text:style-name="T3">To make with gcc/g++:</text:span></text:p>
      <text:p text:style-name="P4">make -f makegcc</text:p>
      <text:p text:style-name="P2">If the gsl library is missing, here is how I got one installed on Ubuntu:</text:p>
      <text:p text:style-name="P14"><text:span text:style-name="T2"><text:tab/><text:tab/>sudo apt-get install libgsl-dev</text:span></text:p>
      <text:p text:style-name="P3"><text:span text:style-name="T3">The ‘make’ will generate different executable with corresponding names: APES, APESAVX2 and APESGCC. They all read the input file called ‘input.txt’.</text:span></text:p>
      <text:p text:style-name="P3"><text:span text:style-name="T3"/></text:p>
      <text:p text:style-name="P7"><text:span text:style-name="T8">2. The parameters in the ‘input.txt’ file are listed below.</text:span></text:p>
      <text:p text:style-name="P17">"<text:span text:style-name="T23">type</text:span>" indicate the type of the particle, "0" means proton, "1" means electron, "2" means Au;</text:p>
      <text:p text:style-name="P17">"<text:span text:style-name="T23">csv_out</text:span>" control the output of csv file;</text:p>
      <text:p text:style-name="P17">"<text:span text:style-name="T23">dynamicOn</text:span>" control the <text:span text:style-name="T33">behavior of the beam dynamic at the beginning of the time, default is “off”;</text:span></text:p>
      <text:p text:style-name="P17">“<text:span text:style-name="T25">turn_start</text:span><text:span text:style-name="T33">” legacy parameters, starting number of the turn, just set it to “0”;</text:span></text:p>
      <text:p text:style-name="P17">“<text:span text:style-name="T25">mainRF</text:span><text:span text:style-name="T33">” the index of the RF used by the code to calculate ramping of Vref and Iref;</text:span></text:p>
      <text:p text:style-name="P17">“<text:span text:style-name="T25">main_detune</text:span><text:span text:style-name="T33">” the index of RF used by the code to calculate ramping of the detuning;</text:span></text:p>
      <text:p text:style-name="P17">“<text:span text:style-name="T25">R</text:span><text:span text:style-name="T33">”, the radius of the ring;</text:span></text:p>
      <text:p text:style-name="P17">“<text:span text:style-name="T25">GMTSQ</text:span><text:span text:style-name="T33">”, the gammaT^2;</text:span></text:p>
      <text:p text:style-name="P17">“<text:span text:style-name="T25">Gamma</text:span><text:span text:style-name="T33">”, the reference gamma of the beam;</text:span></text:p>
      <text:p text:style-name="P17">“<text:span text:style-name="T25">nBeam</text:span><text:span text:style-name="T33">”, the number of beams;</text:span></text:p>
      <text:p text:style-name="P17">“<text:span text:style-name="T25">beam_shift</text:span><text:span text:style-name="T33">”, the shift between two beams in unit of mainRF cycle;</text:span></text:p>
      <text:p text:style-name="P18"/>
      <text:p text:style-name="P18">“<text:span text:style-name="T23">n_turns</text:span>”, total number of turns the code with run;</text:p>
      <text:p text:style-name="P18">“<text:span text:style-name="T23">n_dynamicOn</text:span>”, the number of turn we turn on the beam dynamics;</text:p>
      <text:p text:style-name="P18">“<text:span text:style-name="T23">n_bunches</text:span>”, the number of bunches in one beam;</text:p>
      <text:p text:style-name="P18">“<text:span text:style-name="T23">n_fill</text:span>”, the turn <text:span text:style-name="T34">we start to ramp the bunches charge;</text:span></text:p>
      <text:p text:style-name="P18">“<text:span text:style-name="T26">n_q_ramp</text:span><text:span text:style-name="T34">”, the number of turns it takes to ramp the charge;</text:span></text:p>
      <text:p text:style-name="P18">“<text:span text:style-name="T26">n_detune_start</text:span><text:span text:style-name="T34">”, the turn we start to ramp the detuning;</text:span></text:p>
      <text:p text:style-name="P18">“<text:span text:style-name="T26">n_detune_ramp</text:span><text:span text:style-name="T34">”, the legacy parameter, not in use;</text:span></text:p>
      <text:p text:style-name="P18">“<text:span text:style-name="T26">n_detune_ramp_tot</text:span><text:span text:style-name="T34">”, the turn we finish the ramping of the detuning;</text:span></text:p>
      <text:p text:style-name="P18">“<text:span text:style-name="T26">n_I_ramp_start</text:span><text:span text:style-name="T34">”, the turn we start to ramp the driving current of the RF amplifier;</text:span></text:p>
      <text:p text:style-name="P18">“<text:span text:style-name="T26">n_I_ramp_end</text:span><text:span text:style-name="T34">”, the turn we finish ramping the driving current of the RF amplifier;</text:span></text:p>
      <text:p text:style-name="P18"/>
      <text:p text:style-name="P18"><text:soft-page-break/>“<text:span text:style-name="T26">Prad</text:span><text:span text:style-name="T34">”, the radiation power of the beam, in unit of watts. <text:s/>We need to compensate it with the RF voltage;</text:span></text:p>
      <text:p text:style-name="P18">“<text:span text:style-name="T26">t_rad_long</text:span><text:span text:style-name="T34">”, the longitudinal radiation damping time, in unit of seconds;</text:span></text:p>
      <text:p text:style-name="P18">“<text:span text:style-name="T26">Ek_damp</text:span><text:span text:style-name="T34">”, the artificial damping on the bunch energy before the bunch is rampped to full charge, in unit of number of synchrotron oscillation;</text:span></text:p>
      <text:p text:style-name="P18">“<text:span text:style-name="T26">Ek_damp_always</text:span><text:span text:style-name="T34">”, the artificial damping on the bunch energy after the bunch is rampped to full charge, in unit of number of synchrotron oscillation;</text:span></text:p>
      <text:p text:style-name="P18">“<text:span text:style-name="T26">Npar</text:span><text:span text:style-name="T34">”, number of macro particles in one bunch;</text:span></text:p>
      <text:p text:style-name="P18">“<text:span text:style-name="T26">NperBunch</text:span><text:span text:style-name="T34">”, the number of real particles in one bunch;</text:span></text:p>
      <text:p text:style-name="P18">“<text:span text:style-name="T26">N_bins</text:span><text:span text:style-name="T34">”, the number of time slices per RF cycle;</text:span></text:p>
      <text:p text:style-name="P18">“<text:span text:style-name="T26">fill_step</text:span><text:span text:style-name="T34">”, the number of RF cycles between bunches;</text:span></text:p>
      <text:p text:style-name="P18">“<text:span text:style-name="T26">siglong</text:span><text:span text:style-name="T34">”, the sigma gamma;</text:span></text:p>
      <text:p text:style-name="P18">“<text:span text:style-name="T26">A</text:span><text:span text:style-name="T34">”, the 95% particle emittance, assuming Gaussian bunch;</text:span></text:p>
      <text:p text:style-name="P18"/>
      <text:p text:style-name="P18">“<text:span text:style-name="T26">nRF</text:span><text:span text:style-name="T34">”, number of RF systems;</text:span></text:p>
      <text:p text:style-name="P18">“<text:span text:style-name="T26">nRF1</text:span><text:span text:style-name="T34">”, number of RF systems in ring 1;</text:span></text:p>
      <text:p text:style-name="P18">“<text:span text:style-name="T26">nRFc</text:span><text:span text:style-name="T34">”, number of RF systems shared by both rings;</text:span></text:p>
      <text:p text:style-name="P18">“<text:span text:style-name="T26">nRF2</text:span><text:span text:style-name="T34">”, number of RF systems in ring 2;</text:span></text:p>
      <text:p text:style-name="P18">“<text:span text:style-name="T27">nHOM</text:span><text:span text:style-name="T35">”, legacy parameters, not in use;</text:span></text:p>
      <text:p text:style-name="P18"/>
      <text:p text:style-name="P18">“<text:span text:style-name="T27">nCav</text:span><text:span text:style-name="T35">”, array type parameters, indicate the number of cavities for each RF system, length of the array should be equal to “nRF”;</text:span></text:p>
      <text:p text:style-name="P18">“<text:span text:style-name="T27">h</text:span><text:span text:style-name="T35">”, array type parameters, the harmonic numbers of each RF systems;</text:span></text:p>
      <text:p text:style-name="P18">“<text:span text:style-name="T28">RoQ</text:span><text:span text:style-name="T36">”, array type parameters, the R over Q of each RF systems, circuit definition;</text:span></text:p>
      <text:p text:style-name="P18">“<text:span text:style-name="T27">I_Q_ref_ini</text:span><text:span text:style-name="T35">”, array type parameters, the initial values of the the Q component of the reference driving current;</text:span></text:p>
      <text:p text:style-name="P18">“<text:span text:style-name="T27">I_Q_ref_final</text:span><text:span text:style-name="T35">”, array type parameters, the final values of the the Q component of the reference driving current;</text:span></text:p>
      <text:p text:style-name="P18">“<text:span text:style-name="T27">I_I_ref_ini</text:span><text:span text:style-name="T35">”, array type parameters, the initial values of the the I component of the reference driving current;</text:span></text:p>
      <text:p text:style-name="P18">“<text:span text:style-name="T27">I_I_ref_final</text:span><text:span text:style-name="T35">”, array type parameters, the final values of the the I component of the reference driving current;</text:span></text:p>
      <text:p text:style-name="P18">“<text:span text:style-name="T27">Iref_I</text:span><text:span text:style-name="T35">”, array type parameters, the values of the the I component of the reference driving current, should be equal to </text:span>“<text:span text:style-name="T35">I_I_ref_final”;</text:span></text:p>
      <text:p text:style-name="P18">“<text:span text:style-name="T27">Iref_Q</text:span><text:span text:style-name="T35">”, array type parameters, the values of the the Q component of the reference driving current, should be equal to </text:span>“<text:span text:style-name="T35">I_Q_ref_final”;</text:span></text:p>
      <text:p text:style-name="P18">“<text:span text:style-name="T29">Vref_I</text:span><text:span text:style-name="T37">”, array type parameters, the I component of the reference cavity voltage;</text:span></text:p>
      <text:p text:style-name="P18">“<text:span text:style-name="T29">Vref_Q</text:span><text:span text:style-name="T37">”, array type parameters, the Q component of the reference cavity voltage;</text:span></text:p>
      <text:p text:style-name="P18">“<text:span text:style-name="T30">detune</text:span><text:span text:style-name="T38">”, the initial detune of each RF system, in unit of Hz;</text:span></text:p>
      <text:p text:style-name="P18">“<text:span text:style-name="T30">detune_ini</text:span><text:span text:style-name="T38">”, the initial detune of each RF system;</text:span></text:p>
      <text:p text:style-name="P18">“<text:span text:style-name="T30">detune_mid</text:span><text:span text:style-name="T38">”, legacy parameter, the mid point of the detune;</text:span></text:p>
      <text:p text:style-name="P18">“<text:span text:style-name="T30">detune_final</text:span><text:span text:style-name="T38">”, legacy parameter, the final value of the detune of each RF system;</text:span></text:p>
      <text:p text:style-name="P18"/>
      <text:p text:style-name="P18">“<text:span text:style-name="T31">delay</text:span><text:span text:style-name="T39">”, <text:s/>array type parameters, the delay for each direct feedback system, not really properly implemented yet;</text:span></text:p>
      <text:p text:style-name="P18">“<text:span text:style-name="T31">n_fb_on</text:span><text:span text:style-name="T39">”, array type parameters, the turn we turn on the direct feedback;</text:span></text:p>
      <text:p text:style-name="P18">“<text:span text:style-name="T31">gII</text:span><text:span text:style-name="T39">” to “</text:span><text:span text:style-name="T31">gQIi</text:span><text:span text:style-name="T39">”, the gains of the direct feedback, the integral part is not implemented;</text:span></text:p>
      <text:p text:style-name="P18">“<text:span text:style-name="T31">PA_cap</text:span><text:span text:style-name="T39">”, the cap of the power amplifier, not implemented;</text:span></text:p>
      <text:p text:style-name="P19">“<text:span text:style-name="T23">epsilon_comb</text:span>”, the epsilon of the comb filter;</text:p>
      <text:p text:style-name="P19"><text:soft-page-break/>“<text:span text:style-name="T23">g_comb</text:span>”, the g number of the comb filter;</text:p>
      <text:p text:style-name="P20">“<text:span text:style-name="T23">QL</text:span>”, loaded Q of each RF system;</text:p>
      <text:p text:style-name="P20"/>
      <text:p text:style-name="P20">“<text:span text:style-name="T24">n_ini_CBI</text:span><text:span text:style-name="T32">”, the number of coupled bunch modes to initialize;</text:span></text:p>
      <text:p text:style-name="P20">“<text:span text:style-name="T24">mu</text:span><text:span text:style-name="T32">”, the mus of the coupled bunch mode;</text:span></text:p>
      <text:p text:style-name="P21"><text:span text:style-name="T3">“</text:span><text:span text:style-name="T5">CBI_ini_amp</text:span><text:span text:style-name="T7">”, the amplitudes of the coupled bunch modes, in unit of gamma;</text:span></text:p>
      <text:p text:style-name="P21"><text:span text:style-name="T7"/></text:p>
      <text:p text:style-name="P6"><text:span text:style-name="T3">Practically it is more convenient to run the code from a python script that can dispatch jobs with different parameters. We provided </text:span><text:span text:style-name="T10">an</text:span><text:span text:style-name="T3"> example script for </text:span><text:span text:style-name="T11">a typical job. </text:span><text:span text:style-name="T12">The script is by no means sophisticated </text:span><text:span text:style-name="T13">but only shows the most basic scenario of the simulation</text:span><text:span text:style-name="T12">. It is possible to run batched parameter scanning jobs automatically with minor modifications to the .py file. </text:span></text:p>
      <text:p text:style-name="P6"><text:span text:style-name="T3"/></text:p>
      <text:p text:style-name="P8"><text:span text:style-name="T3">3. Example script to run the job </text:span><text:span text:style-name="T14">and view the results</text:span><text:span text:style-name="T3">:</text:span></text:p>
      <text:list xml:id="list1747551654" text:style-name="L1">
        <text:list-item>
          <text:p text:style-name="P5"><text:span text:style-name="T19">run the job with the command: </text:span></text:p>
          <text:list>
            <text:list-item>
              <text:list>
                <text:list-item>
                  <text:list>
                    <text:list-header>
                      <text:p text:style-name="P13"><text:span text:style-name="T19">python </text:span><text:span text:style-name="T20">example_5SOM</text:span><text:span text:style-name="T18">.py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9"><text:span text:style-name="T7">This </text:span><text:span text:style-name="T9">is an example running script intended to include all five same order modes in the 591 MHz cavity at top energy (Gamma=293) and investigate the stability of the bunches. </text:span></text:p>
      <text:p text:style-name="P10"><text:span text:style-name="T3">Most of the parameters are self explanatory. </text:span></text:p>
      <text:list xml:id="list2622889851" text:style-name="L3">
        <text:list-item>
          <text:p text:style-name="P11"><text:span text:style-name="T11">V</text:span><text:span text:style-name="T3">iew the voltage related results:</text:span></text:p>
          <text:p text:style-name="P11"><text:span text:style-name="T3">Due to historical reason the voltage related results and particle related results are viewed by different python scripts. The voltage results are view by “View_ver2.ipynb” file. </text:span><text:span text:style-name="T16">One need to specify the folder that contains the file “data.bin” to view the voltage, power and current related results. </text:span></text:p>
        </text:list-item>
        <text:list-item>
          <text:p text:style-name="P12"><text:span text:style-name="T3">View the particle related reults:</text:span></text:p>
          <text:p text:style-name="P12"><text:span text:style-name="T15">The </text:span><text:span text:style-name="T3">particle related</text:span><text:span text:style-name="T15"> results are view by “</text:span><text:span text:style-name="T3">plot_CBI</text:span><text:span text:style-name="T15">2.ipynb” file. </text:span><text:span text:style-name="T6">Caution: </text:span><text:span text:style-name="T17">One need to specify the folder that contains the folders that contain the file “M1.bin” and “M2.bin” to view the bunch info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22:24:00.357653471</meta:creation-date>
    <meta:generator>LibreOffice/6.0.7.3$Linux_X86_64 LibreOffice_project/00m0$Build-3</meta:generator>
    <dc:date>2020-09-28T22:26:44.946857841</dc:date>
    <meta:editing-duration>PT1H21M16S</meta:editing-duration>
    <meta:editing-cycles>29</meta:editing-cycles>
    <meta:document-statistic meta:table-count="0" meta:image-count="0" meta:object-count="0" meta:page-count="3" meta:paragraph-count="84" meta:word-count="1009" meta:character-count="6134" meta:non-whitespace-character-count="5201"/>
  </office:meta>
</office:document-meta>
</file>